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paragraph-properties fo:margin-left="-1cm" fo:margin-right="0cm" fo:text-indent="0cm" style:auto-text-indent="false"/>
      <style:text-properties fo:color="#ff0000" officeooo:paragraph-rsid="0033a9b5"/>
    </style:style>
    <style:style style:name="P2" style:family="paragraph" style:parent-style-name="List_20_Paragraph">
      <style:paragraph-properties fo:margin-left="-1cm" fo:margin-right="0cm" fo:text-indent="0cm" style:auto-text-indent="false"/>
      <style:text-properties officeooo:rsid="00577c4a" officeooo:paragraph-rsid="0033a9b5"/>
    </style:style>
    <style:style style:name="P3" style:family="paragraph" style:parent-style-name="List_20_Paragraph">
      <style:paragraph-properties fo:margin-left="-1cm" fo:margin-right="0cm" fo:text-align="start" style:justify-single-word="false" fo:text-indent="0cm" style:auto-text-indent="false"/>
      <style:text-properties officeooo:paragraph-rsid="0038aa66"/>
    </style:style>
    <style:style style:name="P4" style:family="paragraph" style:parent-style-name="List_20_Paragraph" style:list-style-name="L56">
      <style:paragraph-properties fo:margin-left="0cm" fo:margin-right="0cm" fo:text-align="justify" style:justify-single-word="false" fo:text-indent="0cm" style:auto-text-indent="false"/>
      <style:text-properties fo:color="#111111" fo:font-size="12pt" officeooo:rsid="00198b50" officeooo:paragraph-rsid="0037c24e" style:font-size-asian="12pt" style:font-size-complex="12pt"/>
    </style:style>
    <style:style style:name="P5" style:family="paragraph" style:parent-style-name="Standard">
      <style:paragraph-properties fo:text-align="start" style:justify-single-word="false"/>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035826e" fo:background-color="transparent" style:font-size-asian="11.3500003814697pt" style:font-style-asian="normal" style:font-weight-asian="normal" style:font-size-complex="13pt" style:font-style-complex="normal" style:font-weight-complex="normal"/>
    </style:style>
    <style:style style:name="P6" style:family="paragraph" style:parent-style-name="Text_20_body">
      <style:paragraph-properties fo:text-align="start" style:justify-single-word="false"/>
      <style:text-properties fo:color="#000000" style:text-line-through-style="none" style:text-line-through-type="none" style:text-position="0% 100%" style:font-name="Gadugi" fo:font-size="13pt" fo:language="fr" fo:country="FR" fo:font-style="normal" style:text-underline-style="none" fo:font-weight="normal" officeooo:rsid="00566d5c" officeooo:paragraph-rsid="0035826e" fo:background-color="transparent" style:font-size-asian="11.3500003814697pt" style:font-style-asian="normal" style:font-weight-asian="normal" style:font-size-complex="13pt" style:font-style-complex="normal" style:font-weight-complex="normal"/>
    </style:style>
    <style:style style:name="P7" style:family="paragraph" style:parent-style-name="Text_20_body">
      <style:text-properties fo:color="#ff0000" style:text-line-through-style="none" style:text-line-through-type="none" fo:font-size="12pt" fo:language="fr" fo:country="FR" fo:font-style="normal" style:text-underline-style="none" fo:font-weight="normal" officeooo:rsid="0106fde4" style:font-size-asian="10.5pt" style:font-style-asian="normal" style:font-weight-asian="normal" style:font-size-complex="12pt" style:font-style-complex="normal" style:font-weight-complex="normal"/>
    </style:style>
    <style:style style:name="P8" style:family="paragraph" style:parent-style-name="Text_20_body" style:list-style-name="L45"/>
    <style:style style:name="P9" style:family="paragraph" style:parent-style-name="Text_20_body" style:list-style-name="L46"/>
    <style:style style:name="P10" style:family="paragraph" style:parent-style-name="Text_20_body" style:list-style-name="L47"/>
    <style:style style:name="P11" style:family="paragraph" style:parent-style-name="Text_20_body" style:list-style-name="L48">
      <style:text-properties officeooo:paragraph-rsid="0032825b"/>
    </style:style>
    <style:style style:name="P12" style:family="paragraph" style:parent-style-name="Text_20_body" style:list-style-name="L50"/>
    <style:style style:name="P13" style:family="paragraph" style:parent-style-name="Text_20_body" style:list-style-name="L51"/>
    <style:style style:name="P14" style:family="paragraph" style:parent-style-name="Text_20_body" style:list-style-name="L52"/>
    <style:style style:name="P15" style:family="paragraph" style:parent-style-name="Text_20_body">
      <style:paragraph-properties fo:text-align="start" style:justify-single-word="false"/>
      <style:text-properties officeooo:paragraph-rsid="0035826e"/>
    </style:style>
    <style:style style:name="P16" style:family="paragraph" style:parent-style-name="Text_20_body" style:list-style-name="L54"/>
    <style:style style:name="P17" style:family="paragraph" style:parent-style-name="Text_20_body" style:list-style-name="L55"/>
    <style:style style:name="P18" style:family="paragraph" style:parent-style-name="Text_20_body" style:list-style-name="L56"/>
    <style:style style:name="P19" style:family="paragraph" style:parent-style-name="Text_20_body" style:list-style-name="L57"/>
    <style:style style:name="P20" style:family="paragraph" style:parent-style-name="Text_20_body" style:list-style-name="L58"/>
    <style:style style:name="P21" style:family="paragraph" style:parent-style-name="Text_20_body" style:list-style-name="L59"/>
    <style:style style:name="P22" style:family="paragraph" style:parent-style-name="Text_20_body" style:list-style-name="L60"/>
    <style:style style:name="P23" style:family="paragraph" style:parent-style-name="Text_20_body" style:list-style-name="L61"/>
    <style:style style:name="P24" style:family="paragraph" style:parent-style-name="Text_20_body" style:list-style-name="L62"/>
    <style:style style:name="P25" style:family="paragraph" style:parent-style-name="Text_20_body" style:list-style-name="L63"/>
    <style:style style:name="P26" style:family="paragraph" style:parent-style-name="Text_20_body" style:list-style-name="L64"/>
    <style:style style:name="P27" style:family="paragraph" style:parent-style-name="Text_20_body" style:list-style-name="L65"/>
    <style:style style:name="P28" style:family="paragraph" style:parent-style-name="Text_20_body" style:list-style-name="L67"/>
    <style:style style:name="P29" style:family="paragraph" style:parent-style-name="Text_20_body" style:list-style-name="L68"/>
    <style:style style:name="P30" style:family="paragraph" style:parent-style-name="Text_20_body" style:list-style-name="L69"/>
    <style:style style:name="P31" style:family="paragraph" style:parent-style-name="Text_20_body" style:list-style-name="L70"/>
    <style:style style:name="P32" style:family="paragraph" style:parent-style-name="Text_20_body" style:list-style-name="L71"/>
    <style:style style:name="P33" style:family="paragraph" style:parent-style-name="Text_20_body" style:list-style-name="L72"/>
    <style:style style:name="P34" style:family="paragraph" style:parent-style-name="Text_20_body" style:list-style-name="L73"/>
    <style:style style:name="P35" style:family="paragraph" style:parent-style-name="Text_20_body" style:list-style-name="L74"/>
    <style:style style:name="P36" style:family="paragraph" style:parent-style-name="Text_20_body" style:list-style-name="L75"/>
    <style:style style:name="P37" style:family="paragraph" style:parent-style-name="Text_20_body">
      <style:paragraph-properties fo:margin-top="0cm" fo:margin-bottom="0cm" loext:contextual-spacing="false"/>
    </style:style>
    <style:style style:name="P38" style:family="paragraph" style:parent-style-name="Text_20_body" style:list-style-name="L45">
      <style:paragraph-properties fo:margin-top="0cm" fo:margin-bottom="0cm" loext:contextual-spacing="false"/>
    </style:style>
    <style:style style:name="P39" style:family="paragraph" style:parent-style-name="Text_20_body" style:list-style-name="L46">
      <style:paragraph-properties fo:margin-top="0cm" fo:margin-bottom="0cm" loext:contextual-spacing="false"/>
    </style:style>
    <style:style style:name="P40" style:family="paragraph" style:parent-style-name="Text_20_body" style:list-style-name="L47">
      <style:paragraph-properties fo:margin-top="0cm" fo:margin-bottom="0cm" loext:contextual-spacing="false"/>
    </style:style>
    <style:style style:name="P41" style:family="paragraph" style:parent-style-name="Text_20_body" style:list-style-name="L48">
      <style:paragraph-properties fo:margin-top="0cm" fo:margin-bottom="0cm" loext:contextual-spacing="false"/>
    </style:style>
    <style:style style:name="P42" style:family="paragraph" style:parent-style-name="Text_20_body" style:list-style-name="L50">
      <style:paragraph-properties fo:margin-top="0cm" fo:margin-bottom="0cm" loext:contextual-spacing="false"/>
    </style:style>
    <style:style style:name="P43" style:family="paragraph" style:parent-style-name="Text_20_body" style:list-style-name="L52">
      <style:paragraph-properties fo:margin-top="0cm" fo:margin-bottom="0cm" loext:contextual-spacing="false"/>
    </style:style>
    <style:style style:name="P44" style:family="paragraph" style:parent-style-name="Text_20_body" style:list-style-name="L53">
      <style:paragraph-properties fo:margin-top="0cm" fo:margin-bottom="0cm" loext:contextual-spacing="false"/>
    </style:style>
    <style:style style:name="P45" style:family="paragraph" style:parent-style-name="Text_20_body" style:list-style-name="L54">
      <style:paragraph-properties fo:margin-top="0cm" fo:margin-bottom="0cm" loext:contextual-spacing="false"/>
    </style:style>
    <style:style style:name="P46" style:family="paragraph" style:parent-style-name="Text_20_body">
      <style:paragraph-properties fo:margin-top="0cm" fo:margin-bottom="0cm" loext:contextual-spacing="false"/>
      <style:text-properties officeooo:paragraph-rsid="0036a1c6"/>
    </style:style>
    <style:style style:name="P47" style:family="paragraph" style:parent-style-name="Text_20_body" style:list-style-name="L55">
      <style:paragraph-properties fo:margin-top="0cm" fo:margin-bottom="0cm" loext:contextual-spacing="false"/>
    </style:style>
    <style:style style:name="P48" style:family="paragraph" style:parent-style-name="Text_20_body" style:list-style-name="L56">
      <style:paragraph-properties fo:margin-top="0cm" fo:margin-bottom="0cm" loext:contextual-spacing="false"/>
    </style:style>
    <style:style style:name="P49" style:family="paragraph" style:parent-style-name="Text_20_body" style:list-style-name="L57">
      <style:paragraph-properties fo:margin-top="0cm" fo:margin-bottom="0cm" loext:contextual-spacing="false"/>
    </style:style>
    <style:style style:name="P50" style:family="paragraph" style:parent-style-name="Text_20_body" style:list-style-name="L58">
      <style:paragraph-properties fo:margin-top="0cm" fo:margin-bottom="0cm" loext:contextual-spacing="false"/>
    </style:style>
    <style:style style:name="P51" style:family="paragraph" style:parent-style-name="Text_20_body" style:list-style-name="L59">
      <style:paragraph-properties fo:margin-top="0cm" fo:margin-bottom="0cm" loext:contextual-spacing="false"/>
    </style:style>
    <style:style style:name="P52" style:family="paragraph" style:parent-style-name="Text_20_body" style:list-style-name="L60">
      <style:paragraph-properties fo:margin-top="0cm" fo:margin-bottom="0cm" loext:contextual-spacing="false"/>
    </style:style>
    <style:style style:name="P53" style:family="paragraph" style:parent-style-name="Text_20_body" style:list-style-name="L61">
      <style:paragraph-properties fo:margin-top="0cm" fo:margin-bottom="0cm" loext:contextual-spacing="false"/>
    </style:style>
    <style:style style:name="P54" style:family="paragraph" style:parent-style-name="Text_20_body" style:list-style-name="L62">
      <style:paragraph-properties fo:margin-top="0cm" fo:margin-bottom="0cm" loext:contextual-spacing="false"/>
    </style:style>
    <style:style style:name="P55" style:family="paragraph" style:parent-style-name="Text_20_body" style:list-style-name="L63">
      <style:paragraph-properties fo:margin-top="0cm" fo:margin-bottom="0cm" loext:contextual-spacing="false"/>
    </style:style>
    <style:style style:name="P56" style:family="paragraph" style:parent-style-name="Text_20_body" style:list-style-name="L64">
      <style:paragraph-properties fo:margin-top="0cm" fo:margin-bottom="0cm" loext:contextual-spacing="false"/>
    </style:style>
    <style:style style:name="P57" style:family="paragraph" style:parent-style-name="Text_20_body" style:list-style-name="L65">
      <style:paragraph-properties fo:margin-top="0cm" fo:margin-bottom="0cm" loext:contextual-spacing="false"/>
    </style:style>
    <style:style style:name="P58" style:family="paragraph" style:parent-style-name="Text_20_body" style:list-style-name="L68">
      <style:paragraph-properties fo:margin-top="0cm" fo:margin-bottom="0cm" loext:contextual-spacing="false"/>
    </style:style>
    <style:style style:name="P59" style:family="paragraph" style:parent-style-name="Text_20_body" style:list-style-name="L71">
      <style:paragraph-properties fo:margin-top="0cm" fo:margin-bottom="0cm" loext:contextual-spacing="false"/>
    </style:style>
    <style:style style:name="P60" style:family="paragraph" style:parent-style-name="Text_20_body" style:list-style-name="L72">
      <style:paragraph-properties fo:margin-top="0cm" fo:margin-bottom="0cm" loext:contextual-spacing="false"/>
    </style:style>
    <style:style style:name="P61" style:family="paragraph" style:parent-style-name="Text_20_body" style:list-style-name="L73">
      <style:paragraph-properties fo:margin-top="0cm" fo:margin-bottom="0cm" loext:contextual-spacing="false"/>
    </style:style>
    <style:style style:name="P62" style:family="paragraph" style:parent-style-name="Text_20_body" style:list-style-name="L74">
      <style:paragraph-properties fo:margin-top="0cm" fo:margin-bottom="0cm" loext:contextual-spacing="false"/>
    </style:style>
    <style:style style:name="P63" style:family="paragraph" style:parent-style-name="Text_20_body" style:list-style-name="L75">
      <style:paragraph-properties fo:margin-top="0cm" fo:margin-bottom="0cm" loext:contextual-spacing="false"/>
    </style:style>
    <style:style style:name="T1" style:family="text">
      <style:text-properties fo:color="#ff0000"/>
    </style:style>
    <style:style style:name="T2" style:family="text">
      <style:text-properties fo:color="#ff0000" style:font-name-asian="MetaNormalLF-Roman" style:font-name-complex="Arial"/>
    </style:style>
    <style:style style:name="T3" style:family="text">
      <style:text-properties fo:color="#ff0000" officeooo:rsid="0039fb0b" style:font-name-asian="MetaNormalLF-Roman" style:font-name-complex="Arial"/>
    </style:style>
    <style:style style:name="T4" style:family="text">
      <style:text-properties fo:color="#ff0000" style:font-name="Gadugi" fo:font-size="13pt" fo:font-style="normal" style:text-underline-style="none" fo:font-weight="normal" fo:background-color="transparent" loext:char-shading-value="0" style:font-size-asian="11.3500003814697pt" style:font-style-asian="normal" style:font-weight-asian="normal" style:font-size-complex="13pt" style:font-style-complex="normal" style:font-weight-complex="normal"/>
    </style:style>
    <style:style style:name="T5" style:family="text">
      <style:text-properties fo:color="#ff0000" style:font-name="Gadugi" fo:font-size="13pt" fo:font-style="normal" style:text-underline-style="none" fo:font-weight="normal" fo:background-color="#ffbf00" loext:char-shading-value="0" style:font-size-asian="11.3500003814697pt" style:font-style-asian="normal" style:font-weight-asian="normal" style:font-size-complex="13pt" style:font-style-complex="normal" style:font-weight-complex="normal"/>
    </style:style>
    <style:style style:name="T6" style:family="text">
      <style:text-properties fo:color="#ff0000"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7" style:family="text">
      <style:text-properties fo:color="#ff0000" style:font-name="Gadugi" fo:font-size="13pt" fo:font-style="normal" style:text-underline-style="none" fo:font-weight="normal" fo:background-color="#ffd428" loext:char-shading-value="0" style:font-size-asian="11.3500003814697pt" style:font-style-asian="normal" style:font-weight-asian="normal" style:font-size-complex="13pt" style:font-style-complex="normal" style:font-weight-complex="normal"/>
    </style:style>
    <style:style style:name="T8" style:family="text">
      <style:text-properties fo:color="#ff0000" style:font-name="Gadugi" fo:font-size="13pt" fo:font-style="normal" style:text-underline-style="none" fo:font-weight="normal" fo:background-color="#5983b0" loext:char-shading-value="0" style:font-size-asian="11.3500003814697pt" style:font-style-asian="normal" style:font-weight-asian="normal" style:font-size-complex="13pt" style:font-style-complex="normal" style:font-weight-complex="normal"/>
    </style:style>
    <style:style style:name="T9" style:family="text">
      <style:text-properties fo:color="#ff0000" style:font-name="Gadugi" fo:font-size="13pt" fo:font-style="normal" style:text-underline-style="none" fo:font-weight="normal" fo:background-color="#ff972f" loext:char-shading-value="0" style:font-size-asian="11.3500003814697pt" style:font-style-asian="normal" style:font-weight-asian="normal" style:font-size-complex="13pt" style:font-style-complex="normal" style:font-weight-complex="normal"/>
    </style:style>
    <style:style style:name="T10" style:family="text">
      <style:text-properties fo:color="#ff0000" style:text-position="sub 58%" style:font-name="Gadugi" fo:font-size="13pt" fo:font-style="normal" style:text-underline-style="none" fo:font-weight="normal" fo:background-color="#81d41a" loext:char-shading-value="0" style:font-size-asian="11.3500003814697pt" style:font-style-asian="normal" style:font-weight-asian="normal" style:font-size-complex="13pt" style:font-style-complex="normal" style:font-weight-complex="normal"/>
    </style:style>
    <style:style style:name="T11" style:family="text">
      <style:text-properties fo:color="#ff0000" fo:background-color="#ffbf00" loext:char-shading-value="0"/>
    </style:style>
    <style:style style:name="T12" style:family="text">
      <style:text-properties fo:color="#ff0000" fo:background-color="#ffbf00" loext:char-shading-value="0" style:font-name-asian="MetaNormalLF-Roman" style:font-name-complex="Arial"/>
    </style:style>
    <style:style style:name="T13" style:family="text">
      <style:text-properties fo:color="#ff0000" fo:background-color="#729fcf" loext:char-shading-value="0"/>
    </style:style>
    <style:style style:name="T14" style:family="text">
      <style:text-properties fo:color="#ff0000" fo:background-color="#729fcf" loext:char-shading-value="0" style:font-name-asian="MetaNormalLF-Roman" style:font-name-complex="Arial"/>
    </style:style>
    <style:style style:name="T15" style:family="text">
      <style:text-properties fo:color="#ff0000" fo:background-color="#81d41a" loext:char-shading-value="0"/>
    </style:style>
    <style:style style:name="T16" style:family="text">
      <style:text-properties fo:color="#ff0000" fo:background-color="#ffd428" loext:char-shading-value="0"/>
    </style:style>
    <style:style style:name="T17" style:family="text">
      <style:text-properties fo:color="#ff0000" fo:background-color="transparent" loext:char-shading-value="0"/>
    </style:style>
    <style:style style:name="T18" style:family="text">
      <style:text-properties style:font-name-asian="MetaNormalLF-Roman" style:font-name-complex="Arial"/>
    </style:style>
    <style:style style:name="T19" style:family="text">
      <style:text-properties officeooo:rsid="010822fa" style:font-name-asian="MetaNormalLF-Roman" style:font-name-complex="Arial"/>
    </style:style>
    <style:style style:name="T20" style:family="text">
      <style:text-properties fo:color="#c9211e" fo:font-size="16pt" style:text-underline-style="solid" style:text-underline-width="auto" style:text-underline-color="font-color" style:font-name-asian="MetaNormalLF-Roman" style:font-size-asian="16pt" style:font-name-complex="Arial" style:font-size-complex="16pt"/>
    </style:style>
    <style:style style:name="T21" style:family="text">
      <style:text-properties fo:color="#c9211e" fo:font-size="16pt" style:text-underline-style="solid" style:text-underline-width="auto" style:text-underline-color="font-color" officeooo:rsid="0005b0f9" style:font-name-asian="MetaNormalLF-Roman" style:font-size-asian="16pt" style:font-name-complex="Arial" style:font-size-complex="16pt"/>
    </style:style>
    <style:style style:name="T22" style:family="text">
      <style:text-properties fo:color="#c9211e" fo:font-size="16pt" style:text-underline-style="solid" style:text-underline-width="auto" style:text-underline-color="font-color" officeooo:rsid="0035826e" style:font-name-asian="MetaNormalLF-Roman" style:font-size-asian="16pt" style:font-name-complex="Arial" style:font-size-complex="16pt"/>
    </style:style>
    <style:style style:name="T23" style:family="text">
      <style:text-properties fo:background-color="#81d41a" loext:char-shading-value="0"/>
    </style:style>
    <style:style style:name="T24" style:family="text">
      <style:text-properties officeooo:rsid="001aa961" fo:background-color="#81d41a" loext:char-shading-value="0"/>
    </style:style>
    <style:style style:name="T25" style:family="text">
      <style:text-properties officeooo:rsid="001aa961"/>
    </style:style>
    <style:style style:name="T26" style:family="text">
      <style:text-properties officeooo:rsid="0037c24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L</text:span><text:span text:style-name="T3">eçon</text:span><text:span text:style-name="T2">14 Reconstituer et comprendre les variations climatiques passées </text:span></text:p>
      <text:p text:style-name="P6"><text:span text:style-name="T2"/></text:p>
      <text:p text:style-name="P6"><text:span text:style-name="T2"/></text:p>
      <text:p text:style-name="P6"><text:span text:style-name="T2">Les scientifiques ont réalisé des carottages dans la glace pour reconstituer l'évolution de la teneur atmosphérique en CO2 et en CH4</text:span></text:p>
      <text:list xml:id="list1581512354" text:style-name="L61">
        <text:list-item>
          <text:p text:style-name="P53">Depuis le début de la révolution industrielle, les teneurs en gaz augmentent de manière nette, ces gaz sont des GES responsables du réchauffement climatique observé en ce début de XXI siècle</text:p>
        </text:list-item>
        <text:list-item>
          <text:p text:style-name="P53">Les scientifiques attribuent cette augmentation de la teneur en GES aux activités humaines</text:p>
        </text:list-item>
        <text:list-item>
          <text:p text:style-name="P53">Stratégie pour comprendre la responsabilité humaine : évaluer la quantité de CO2 et de CH4 libérés par l'homme et les autres sources de carbone atmosphérique, évaluer la contribution de chacun au réchauffement climatique, simuler l'évolution de la température avec et sans la contribution humaine</text:p>
        </text:list-item>
        <text:list-item>
          <text:p text:style-name="P53">Il existe un cycle biogéochimique du carbone qui est perturbé par les activités humaines</text:p>
        </text:list-item>
        <text:list-item>
          <text:p text:style-name="P23">Les glaciers contiennent également des cendres.</text:p>
        </text:list-item>
      </text:list>
      <text:p text:style-name="Text_20_body">Dates et événements :</text:p>
      <text:list xml:id="list3555457422" text:style-name="L62">
        <text:list-item>
          <text:p text:style-name="P54">Depuis le début de la révolution industrielle : augmentation nette des teneurs en GES</text:p>
        </text:list-item>
        <text:list-item>
          <text:p text:style-name="P24">Depuis 150 ans : réchauffement climatique d'environ 1°C en moyenne sur la planète.</text:p>
        </text:list-item>
      </text:list>
      <text:p text:style-name="P5"><text:span text:style-name="T2"/></text:p>
      <text:p text:style-name="P6"><text:span text:style-name="T2">Les activités humaines ne peuvent pas être tenues pour responsables des variations climatiques antérieures à 150 ans, car Homo sapiens n'est apparu qu'il y a 300 000 ans en Afrique.</text:span></text:p>
      <text:list xml:id="list2296570622" text:style-name="L63">
        <text:list-item>
          <text:p text:style-name="P55">Les scientifiques ont pu reconstituer le climat jusqu'à la fin du Pléistocène (-120 000 à -11 000 ans) qui correspond à la dernière période glaciaire, avec un maximum glaciaire vers -20 000 ans.</text:p>
        </text:list-item>
        <text:list-item>
          <text:p text:style-name="P25">A cette époque, la glace recouvrait une grande partie du nord de l'Amérique, de l'Europe et de l'Asie, ainsi que la plupart des chaînes de montagnes. Le niveau de la mer était également 120m plus bas.</text:p>
        </text:list-item>
      </text:list>
      <text:p text:style-name="Text_20_body">Frise chronologique :</text:p>
      <text:list xml:id="list2668585831" text:style-name="L64">
        <text:list-item>
          <text:p text:style-name="P56">120 000 ans : chute de la teneur en CO2</text:p>
        </text:list-item>
        <text:list-item>
          <text:p text:style-name="P56">-20 000 ans : maximum glaciaire</text:p>
        </text:list-item>
        <text:list-item>
          <text:p text:style-name="P26">-11 000 ans : réchauffement et augmentation de la teneur en CO2</text:p>
        </text:list-item>
      </text:list>
      <text:p text:style-name="Text_20_body">Stratégie pour reconstituer le climat de la fin du Pléistocène :</text:p>
      <text:list xml:id="list660273099" text:style-name="L65">
        <text:list-item>
          <text:p text:style-name="P57">Utilisation des peintures rupestres datant de cette période, représentant des animaux du froid.</text:p>
        </text:list-item>
        <text:list-item>
          <text:p text:style-name="P57">Utilisation des moraines et blocs erratiques pour déduire les conditions climatiques.</text:p>
        </text:list-item>
        <text:list-item>
          <text:p text:style-name="P27">Utilisation des couches de pollen au fond des lacs pour déduire</text:p>
        </text:list-item>
      </text:list>
      <text:p text:style-name="P5"><text:span text:style-name="T2"/></text:p>
      <text:p text:style-name="P6"><text:soft-page-break/><text:span text:style-name="T2">Les 17 glaciations depuis le Pliocène ont une régularité, durant entre 50 000 et 100 000 ans pour les glaciations et entre 10 000 et 20 000 ans pour les périodes inter-glaciaires.</text:span></text:p>
      <text:list xml:id="list1140337545" text:style-name="L67">
        <text:list-item>
          <text:p text:style-name="P28">Causes de l'alternance glaciation/période inter-glaciaire :</text:p>
        </text:list-item>
      </text:list>
      <text:list xml:id="list1078090494" text:style-name="L68">
        <text:list-item>
          <text:p text:style-name="P58">Cycles de Milankovitch : variation des paramètres orbitaux de la Terre (excentricité, obliquité, précession) qui affecte la quantité d'énergie reçue du soleil.</text:p>
        </text:list-item>
        <text:list-item>
          <text:p text:style-name="P58">Variation de l'activité solaire : la constante solaire (énergie émise) varie.</text:p>
        </text:list-item>
        <text:list-item>
          <text:p text:style-name="P58">Effet de l'albédo : plus il fait froid, plus il y a de surface recouverte de glace ou de neige, donc plus d'énergie solaire est renvoyée et plus il fait froid.</text:p>
        </text:list-item>
        <text:list-item>
          <text:p text:style-name="P58">Rôle du CO2 : peut être cause et/ou conséquence, en agissant comme GES.</text:p>
        </text:list-item>
        <text:list-item>
          <text:p text:style-name="P29">Hémisphères : l'hémisphère sud se refroidit moins vite car il est moins continental et plus océanique.</text:p>
        </text:list-item>
      </text:list>
      <text:list xml:id="list109357298" text:style-name="L69">
        <text:list-item>
          <text:p text:style-name="P30">Causes initiales : les causes orbitales entraînent l'alternance de ces périodes.</text:p>
        </text:list-item>
      </text:list>
      <text:list xml:id="list3721625710" text:style-name="L70">
        <text:list-item>
          <text:p text:style-name="P31">Dates : Pliocène jusqu'à nos jours.</text:p>
        </text:list-item>
      </text:list>
      <text:p text:style-name="P5"><text:span text:style-name="T2"/></text:p>
      <text:p text:style-name="P6"><text:span text:style-name="T2">Le climat au Crétacé était globalement chaud, avec des températures élevées, une intense activité photosynthétique, et des teneurs élevées et en augmentation de CO2 dans l'atmosphère.</text:span></text:p>
      <text:list xml:id="list2834284798" text:style-name="L72">
        <text:list-item>
          <text:p text:style-name="P60">Les causes du réchauffement climatique au Crétacé sont liées à l'activité volcanique, la divergence des plaques tectoniques et la dislocation de la Pangée, qui a entraîné une forte émission de CO2 et la formation de nouveaux océans en augmentant la circulation océanique.</text:p>
        </text:list-item>
        <text:list-item>
          <text:p text:style-name="P60">Les végétaux ont finalement stoppé le réchauffement en piégeant le carbone sous forme de combustibles fossiles.</text:p>
        </text:list-item>
        <text:list-item>
          <text:p text:style-name="P60">Les dates clés :</text:p>
          <text:list>
            <text:list-item>
              <text:p text:style-name="P60">Pangée se disloque à partir de -250 Ma</text:p>
            </text:list-item>
            <text:list-item>
              <text:p text:style-name="P60">Dislocation des continents au Crétacé (-145 - -65 Ma)</text:p>
            </text:list-item>
            <text:list-item>
              <text:p text:style-name="P33">Aucun dépôt glaciaire n'a été retrouvé pendant cette période.</text:p>
            </text:list-item>
          </text:list>
        </text:list-item>
      </text:list>
      <text:p text:style-name="P6"><text:span text:style-name="T2">Pendant le Carbonifère et le Permien (-360 - -250 Ma), il y avait un climat globalement froid avec de grandes quantités de carbone piégées sous forme de combustibles fossiles, une faible teneur en CO2 atmosphérique et des indices de climats chauds uniquement près de l'équateur.</text:span></text:p>
      <text:list xml:id="list1776954128" text:style-name="L73">
        <text:list-item>
          <text:p text:style-name="P61">Les causes possibles du refroidissement sont l'orogenèse hercynienne qui a entraîné une forte érosion et la formation de la Pangée qui a permis la disposition des continents favorisant les forêts de climats humides.</text:p>
        </text:list-item>
        <text:list-item>
          <text:p text:style-name="P61">La baisse de la teneur en CO2 atmosphérique due à l'activité photosynthétique intense est également une cause possible du refroidissement.</text:p>
        </text:list-item>
        <text:list-item>
          <text:p text:style-name="P34">Il faut noter que le refroidissement ne signifie pas nécessairement des climats froids, mais une baisse de température comparativement à l'époque.</text:p>
        </text:list-item>
      </text:list>
      <text:p text:style-name="P6"><text:soft-page-break/><text:span text:style-name="T2">Les scientifiques utilisent divers outils et indices pour reconstituer les variations climatiques passées.</text:span></text:p>
      <text:list xml:id="list2740520504" text:style-name="L74">
        <text:list-item>
          <text:p text:style-name="P62">Les causes des changements climatiques sont nombreuses et souvent interconnectées, mais il existe un point commun : la perturbation du cycle biogéochimique du carbone.</text:p>
        </text:list-item>
        <text:list-item>
          <text:p text:style-name="P62">Les modifications de la teneur atmosphérique en CO2 peuvent avoir des conséquences importantes accentuées par diverses boucles de rétroactions positives.</text:p>
        </text:list-item>
        <text:list-item>
          <text:p text:style-name="P62">L'optimium climatique romain entre -250 AvJC et 400 ApJC est une période anormalement chaude, liée à un fort déboisement en Europe dans l'Antiquité mais dont les causes ne sont pas encore élucidées.</text:p>
        </text:list-item>
        <text:list-item>
          <text:p text:style-name="P35">Le petit âge glaciaire entre le début du XIVème siècle et la fin du XIXème siècle est une période anormalement froide, dont les causes sont débattues. Aucun des deux épisodes ne peut s'expliquer par la variation des paramètres orbitaux.</text:p>
        </text:list-item>
      </text:list>
      <text:p text:style-name="Text_20_body">Dates et événements :</text:p>
      <text:list xml:id="list1870360594" text:style-name="L75">
        <text:list-item>
          <text:p text:style-name="P63">Optimum climatique romain : entre -250 AvJC et 400 ApJC</text:p>
        </text:list-item>
        <text:list-item>
          <text:p text:style-name="P63">Petit âge glaciaire : début XIVème siècle - fin XIXème siècle</text:p>
        </text:list-item>
        <text:list-item>
          <text:p text:style-name="P36">Période actuelle : perturbation du cycle du carbone par l'espèce humaine.</text:p>
        </text:list-item>
      </text:list>
      <text:p text:style-name="P6"><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Gadugi" svg:font-family="Gadugi" style:font-adornments="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bullet text:level="1" style:num-suffix="" text:bullet-char="">
        <style:list-level-properties text:list-level-position-and-space-mode="label-alignment">
          <style:list-level-label-alignment text:label-followed-by="listtab" fo:text-indent="-0.635cm" fo:margin-left="0.609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87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4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19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68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5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2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49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6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15T11:02:20.548000000</dc:date>
    <meta:editing-duration>P1DT1H3M24S</meta:editing-duration>
    <meta:editing-cycles>26</meta:editing-cycles>
    <meta:generator>LibreOffice/6.3.5.2$Windows_X86_64 LibreOffice_project/dd0751754f11728f69b42ee2af66670068624673</meta:generator>
    <meta:document-statistic meta:table-count="0" meta:image-count="0" meta:object-count="0" meta:page-count="3" meta:paragraph-count="50" meta:word-count="928" meta:character-count="5677" meta:non-whitespace-character-count="4837"/>
  </office:meta>
</office:document-meta>
</file>